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c586c0"/>
    </style:style>
    <style:style style:name="T2" style:family="text">
      <style:text-properties fo:color="#9cdcfe"/>
    </style:style>
    <style:style style:name="T3" style:family="text">
      <style:text-properties fo:color="#b5cea8"/>
    </style:style>
    <style:style style:name="T4" style:family="text">
      <style:text-properties fo:color="#d7ba7d"/>
    </style:style>
    <style:style style:name="T5" style:family="text">
      <style:text-properties fo:color="#ce91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@media</text:span> (<text:span text:style-name="T2">max-width</text:span>:<text:span text:style-name="T3">500px</text:span>) {</text:p>
      <text:p text:style-name="P1"><text:span text:style-name="T4">.whatwedo-outer</text:span>{</text:p>
      <text:p text:style-name="P1"><text:span text:style-name="T2">height</text:span>: <text:span text:style-name="T3">90vh</text:span>;</text:p>
      <text:p text:style-name="P1">}</text:p>
      <text:p text:style-name="P1"><text:span text:style-name="T4">.whatwedo-inner</text:span>{</text:p>
      <text:p text:style-name="P1"><text:span text:style-name="T2">color</text:span>: <text:span text:style-name="T5">#faf5f0</text:span>;</text:p>
      <text:p text:style-name="P1"><text:span text:style-name="T2">font-size</text:span>: <text:span text:style-name="T3">22px</text:span>;</text:p>
      <text:p text:style-name="P1"><text:span text:style-name="T2">margin-top</text:span>: <text:span text:style-name="T3">16px</text:span>;</text:p>
      <text:p text:style-name="P1"><text:span text:style-name="T2">margin-left</text:span>:<text:span text:style-name="T3">50px</text:span>;</text:p>
      <text:p text:style-name="P1"><text:span text:style-name="T2">line-height</text:span>: <text:span text:style-name="T3">1.5</text:span>;</text:p>
      <text:p text:style-name="P1"><text:span text:style-name="T2">width</text:span>: <text:span text:style-name="T3">300px</text:span></text:p>
      <text:p text:style-name="P1">}</text:p>
      <text:p text:style-name="P1"><text:span text:style-name="T4">.whatwedo</text:span>{</text:p>
      <text:p text:style-name="P1"><text:span text:style-name="T2">font-size</text:span>: <text:span text:style-name="T3">22px</text:span>;</text:p>
      <text:p text:style-name="P1"><text:span text:style-name="T2">width</text:span>:<text:span text:style-name="T3">100%</text:span>;</text:p>
      <text:p text:style-name="P1"><text:span text:style-name="T2">margin-left</text:span>:<text:span text:style-name="T3">50px</text:span>;</text:p>
      <text:p text:style-name="P1">}</text:p>
      <text:p text:style-name="P1"><text:span text:style-name="T4">.logo</text:span>{</text:p>
      <text:p text:style-name="P1"><text:span text:style-name="T2">width</text:span>:<text:span text:style-name="T3">100%</text:span>;</text:p>
      <text:p text:style-name="P1"><text:span text:style-name="T2">margin-left</text:span>:<text:span text:style-name="T3">12px</text:span>;</text:p>
      <text:p text:style-name="P3"/>
      <text:p text:style-name="P1">}</text:p>
      <text:p text:style-name="P1"><text:span text:style-name="T4">.copyright</text:span>{</text:p>
      <text:p text:style-name="P1"><text:span text:style-name="T2">width</text:span>:<text:span text:style-name="T3">92%</text:span>;</text:p>
      <text:p text:style-name="P1"><text:span text:style-name="T2">font-size</text:span>: <text:span text:style-name="T3">4vh</text:span>;</text:p>
      <text:p text:style-name="P1"><text:span text:style-name="T2">margin</text:span>:<text:span text:style-name="T3">5%</text:span> <text:span text:style-name="T3">1%</text:span> ;</text:p>
      <text:p text:style-name="P1">}</text:p>
      <text:p text:style-name="P1"><text:span text:style-name="T4">.cardimages</text:span> <text:span text:style-name="T4">img</text:span>{</text:p>
      <text:p text:style-name="P1"><text:span text:style-name="T2">height</text:span>:<text:span text:style-name="T3">50vh</text:span>;</text:p>
      <text:p text:style-name="P1"><text:span text:style-name="T2">margin-bottom</text:span>: <text:span text:style-name="T3">-15px</text:span>;;</text:p>
      <text:p text:style-name="P1">}</text:p>
      <text:p text:style-name="P1"><text:span text:style-name="T4">.cardimages</text:span> {</text:p>
      <text:p text:style-name="P1"><text:span text:style-name="T2">display</text:span>: <text:span text:style-name="T5">block</text:span>;</text:p>
      <text:p text:style-name="P1"><text:span text:style-name="T2">margin-left</text:span>:<text:span text:style-name="T3">-10%</text:span>;</text:p>
      <text:p text:style-name="P1">}</text:p>
      <text:p text:style-name="P1"><text:span text:style-name="T4">.casestudies</text:span> <text:span text:style-name="T4">h2</text:span>{</text:p>
      <text:p text:style-name="P1"><text:span text:style-name="T2">width</text:span>:<text:span text:style-name="T3">100%</text:span>;</text:p>
      <text:p text:style-name="P1"><text:span text:style-name="T2">font-size</text:span>: <text:span text:style-name="T3">20px</text:span>;</text:p>
      <text:p text:style-name="P1"><text:span text:style-name="T2">margin-left</text:span>:<text:span text:style-name="T3">-2%</text:span>;</text:p>
      <text:p text:style-name="P1">}</text:p>
      <text:p text:style-name="P1"><text:span text:style-name="T4">.casestudies</text:span> <text:span text:style-name="T4">.caseTitle</text:span>{</text:p>
      <text:p text:style-name="P1"><text:span text:style-name="T2">width</text:span>:<text:span text:style-name="T3">100%</text:span>;</text:p>
      <text:p text:style-name="P1"><text:span text:style-name="T2">margin-left</text:span>:<text:span text:style-name="T3">-2%</text:span>;</text:p>
      <text:p text:style-name="P1"><text:span text:style-name="T2">font-size</text:span>:<text:span text:style-name="T3">15px</text:span>;</text:p>
      <text:p text:style-name="P1"><text:span text:style-name="T2">font-weight</text:span>: <text:span text:style-name="T3">400</text:span>;</text:p>
      <text:p text:style-name="P1"><text:span text:style-name="T2">margin-bottom</text:span>: <text:span text:style-name="T3">-10px</text:span>;</text:p>
      <text:p text:style-name="P1">}</text:p>
      <text:p text:style-name="P1"><text:span text:style-name="T4">.bg-button1</text:span> {</text:p>
      <text:p text:style-name="P1"><text:span text:style-name="T2">width</text:span>:<text:span text:style-name="T3">100vw</text:span>;</text:p>
      <text:p text:style-name="P1"><text:span text:style-name="T2">background-color</text:span>:<text:span text:style-name="T5">white</text:span> ;</text:p>
      <text:p text:style-name="P1"><text:span text:style-name="T2">padding</text:span>:<text:span text:style-name="T3">3%</text:span>;</text:p>
      <text:p text:style-name="P1"><text:soft-page-break/>}</text:p>
      <text:p text:style-name="P1"><text:span text:style-name="T4">.bg-button1</text:span> <text:span text:style-name="T4">div</text:span> {</text:p>
      <text:p text:style-name="P1"><text:span text:style-name="T2">margin</text:span>:<text:span text:style-name="T3">-30px</text:span> <text:span text:style-name="T3">20px</text:span> ;</text:p>
      <text:p text:style-name="P3"/>
      <text:p text:style-name="P1">}</text:p>
      <text:p text:style-name="P1"><text:span text:style-name="T4">.bg-button1</text:span> <text:span text:style-name="T4">p</text:span> {</text:p>
      <text:p text:style-name="P1"><text:span text:style-name="T2">font-size</text:span>:<text:span text:style-name="T3">10px</text:span>;</text:p>
      <text:p text:style-name="P1">}</text:p>
      <text:p text:style-name="P1"><text:span text:style-name="T4">.bg-button1</text:span> <text:span text:style-name="T4">button</text:span> {</text:p>
      <text:p text:style-name="P1"><text:span text:style-name="T2">display</text:span>: <text:span text:style-name="T5">none</text:span>;</text:p>
      <text:p text:style-name="P1">}</text:p>
      <text:p text:style-name="P1"><text:span text:style-name="T4">.rightArrow</text:span>{</text:p>
      <text:p text:style-name="P1"><text:span text:style-name="T2">display</text:span>: <text:span text:style-name="T5">block</text:span>;</text:p>
      <text:p text:style-name="P1">}</text:p>
      <text:p text:style-name="P1"><text:span text:style-name="T4">.bg-button2</text:span>{</text:p>
      <text:p text:style-name="P1"><text:span text:style-name="T2">width</text:span>:<text:span text:style-name="T3">100vw</text:span>;</text:p>
      <text:p text:style-name="P1"><text:span text:style-name="T2">background-color</text:span>:<text:span text:style-name="T5">white</text:span> ;</text:p>
      <text:p text:style-name="P1"><text:span text:style-name="T2">padding</text:span>:<text:span text:style-name="T3">3%</text:span>;</text:p>
      <text:p text:style-name="P1">}</text:p>
      <text:p text:style-name="P1"><text:span text:style-name="T4">.bg-button2</text:span> <text:span text:style-name="T4">div</text:span> {</text:p>
      <text:p text:style-name="P1"><text:span text:style-name="T2">margin</text:span>:<text:span text:style-name="T3">-30px</text:span> <text:span text:style-name="T3">20px</text:span> ;</text:p>
      <text:p text:style-name="P4"/>
      <text:p text:style-name="P1">}</text:p>
      <text:p text:style-name="P1"><text:span text:style-name="T4">.bg-button2</text:span> <text:span text:style-name="T4">p</text:span> {</text:p>
      <text:p text:style-name="P1"><text:span text:style-name="T2">font-size</text:span>:<text:span text:style-name="T3">10px</text:span>;</text:p>
      <text:p text:style-name="P1">}</text:p>
      <text:p text:style-name="P1"><text:span text:style-name="T4">.bg-button2</text:span> <text:span text:style-name="T4">button</text:span> {</text:p>
      <text:p text:style-name="P1"><text:span text:style-name="T2">display</text:span>: <text:span text:style-name="T5">none</text:span>;</text:p>
      <text:p text:style-name="P1">}</text:p>
      <text:p text:style-name="P2">/* .rightArrow{</text:p>
      <text:p text:style-name="P2">width: 20vw;</text:p>
      <text:p text:style-name="P2">height:20vh</text:p>
      <text:p text:style-name="P2">} */</text:p>
      <text:p text:style-name="P1"><text:span text:style-name="T4">.clientSection</text:span>{</text:p>
      <text:p text:style-name="P1"><text:span text:style-name="T2">height</text:span>:<text:span text:style-name="T3">100vh</text:span>;</text:p>
      <text:p text:style-name="P1">}</text:p>
      <text:p text:style-name="P1"><text:span text:style-name="T4">.clients</text:span>{</text:p>
      <text:p text:style-name="P1"><text:span text:style-name="T2">margin-top</text:span>: <text:span text:style-name="T3">600px</text:span>;</text:p>
      <text:p text:style-name="P1"><text:span text:style-name="T2">height</text:span>:<text:span text:style-name="T3">100vh</text:span>;</text:p>
      <text:p text:style-name="P1"><text:span text:style-name="T2">padding</text:span>: <text:span text:style-name="T3">3%</text:span> <text:span text:style-name="T3">15%</text:span>;</text:p>
      <text:p text:style-name="P1"><text:span text:style-name="T2">background-color</text:span>: <text:span text:style-name="T5">black</text:span>;</text:p>
      <text:p text:style-name="P1"><text:span text:style-name="T2">height</text:span>:<text:span text:style-name="T3">80vh</text:span>;</text:p>
      <text:p text:style-name="P3"/>
      <text:p text:style-name="P1">}</text:p>
      <text:p text:style-name="P1"><text:span text:style-name="T4">.clients</text:span> <text:span text:style-name="T4">h2</text:span>{</text:p>
      <text:p text:style-name="P3"/>
      <text:p text:style-name="P1"><text:span text:style-name="T2">font-weight</text:span>: <text:span text:style-name="T5">bolder</text:span>;</text:p>
      <text:p text:style-name="P1"><text:span text:style-name="T2">font-size</text:span>: <text:span text:style-name="T3">50px</text:span>;</text:p>
      <text:p text:style-name="P3"/>
      <text:p text:style-name="P1">}</text:p>
      <text:p text:style-name="P1"><text:soft-page-break/><text:span text:style-name="T4">.clients</text:span> <text:span text:style-name="T4">h3</text:span>{</text:p>
      <text:p text:style-name="P3"/>
      <text:p text:style-name="P1"><text:span text:style-name="T2">width</text:span>:<text:span text:style-name="T3">90vw</text:span>;</text:p>
      <text:p text:style-name="P1"><text:span text:style-name="T2">padding</text:span>: <text:span text:style-name="T3">30%</text:span>;</text:p>
      <text:p text:style-name="P1"><text:span text:style-name="T2">margin-left</text:span>:<text:span text:style-name="T3">-48%</text:span>;</text:p>
      <text:p text:style-name="P1"><text:span text:style-name="T2">margin-right</text:span>:<text:span text:style-name="T3">40%</text:span>;</text:p>
      <text:p text:style-name="P1"><text:span text:style-name="T2">margin-top</text:span>: <text:span text:style-name="T3">-130px</text:span>;</text:p>
      <text:p text:style-name="P1"><text:span text:style-name="T2">font-weight</text:span>: <text:span text:style-name="T5">bold</text:span>;</text:p>
      <text:p text:style-name="P1"><text:span text:style-name="T2">font-size</text:span>: <text:span text:style-name="T3">20px</text:span>;</text:p>
      <text:p text:style-name="P1">}</text:p>
      <text:p text:style-name="P1"><text:span text:style-name="T4">.about</text:span>{</text:p>
      <text:p text:style-name="P1"><text:span text:style-name="T2">width</text:span>:<text:span text:style-name="T3">80vw</text:span>;</text:p>
      <text:p text:style-name="P1"><text:span text:style-name="T2">margin-left</text:span>: <text:span text:style-name="T3">-20%</text:span>;</text:p>
      <text:p text:style-name="P1"><text:span text:style-name="T2">line-height</text:span>: <text:span text:style-name="T3">1.5</text:span>;</text:p>
      <text:p text:style-name="P1"><text:span text:style-name="T2">font-size</text:span>: <text:span text:style-name="T3">16px</text:span>;</text:p>
      <text:p text:style-name="P1">}</text:p>
      <text:p text:style-name="P1"><text:span text:style-name="T4">.clients</text:span> <text:span text:style-name="T4">img</text:span>{</text:p>
      <text:p text:style-name="P1"><text:span text:style-name="T2">display</text:span>: <text:span text:style-name="T5">none</text:span>;</text:p>
      <text:p text:style-name="P1">}</text:p>
      <text:p text:style-name="P1"><text:span text:style-name="T4">.footer1</text:span>{</text:p>
      <text:p text:style-name="P1"><text:span text:style-name="T2">background-color</text:span>:<text:span text:style-name="T5">#313543</text:span> ;</text:p>
      <text:p text:style-name="P1"><text:span text:style-name="T2">height</text:span>: <text:span text:style-name="T3">70vh</text:span>;</text:p>
      <text:p text:style-name="P1"><text:span text:style-name="T2">margin-top</text:span>: <text:span text:style-name="T3">-150px</text:span>;</text:p>
      <text:p text:style-name="P1"><text:span text:style-name="T2">padding</text:span>: <text:span text:style-name="T3">90px</text:span> <text:span text:style-name="T3">0</text:span>;</text:p>
      <text:p text:style-name="P1">}</text:p>
      <text:p text:style-name="P1"><text:span text:style-name="T4">.logo</text:span>{</text:p>
      <text:p text:style-name="P1"><text:span text:style-name="T2">width</text:span>:<text:span text:style-name="T3">200px</text:span>;</text:p>
      <text:p text:style-name="P1"><text:span text:style-name="T2">padding</text:span>:<text:span text:style-name="T3">3%</text:span>;</text:p>
      <text:p text:style-name="P1"><text:span text:style-name="T2">margin-top</text:span>:<text:span text:style-name="T3">-10%</text:span></text:p>
      <text:p text:style-name="P1">}</text:p>
      <text:p text:style-name="P1"><text:span text:style-name="T4">.ux</text:span>{</text:p>
      <text:p text:style-name="P1"><text:span text:style-name="T2">padding</text:span>: <text:span text:style-name="T3">5%</text:span> <text:span text:style-name="T3">5%</text:span>;</text:p>
      <text:p text:style-name="P1">}</text:p>
      <text:p text:style-name="P1"><text:span text:style-name="T4">.links</text:span> <text:span text:style-name="T4">a</text:span>{</text:p>
      <text:p text:style-name="P1"><text:span text:style-name="T2">text-align</text:span>: <text:span text:style-name="T5">left</text:span>;</text:p>
      <text:p text:style-name="P1">}</text:p>
      <text:p text:style-name="P1"><text:span text:style-name="T4">.link-items1</text:span> {</text:p>
      <text:p text:style-name="P1"><text:span text:style-name="T2">position</text:span>: <text:span text:style-name="T5">relative</text:span>;</text:p>
      <text:p text:style-name="P1"><text:span text:style-name="T2">left</text:span>: <text:span text:style-name="T3">-780px</text:span>;</text:p>
      <text:p text:style-name="P1"><text:span text:style-name="T2">top</text:span>:<text:span text:style-name="T3">20px</text:span>;</text:p>
      <text:p text:style-name="P1"><text:span text:style-name="T2">font-weight</text:span>:<text:span text:style-name="T5">bold</text:span>;</text:p>
      <text:p text:style-name="P3"/>
      <text:p text:style-name="P1">}</text:p>
      <text:p text:style-name="P1"><text:span text:style-name="T4">.link-items2</text:span> {</text:p>
      <text:p text:style-name="P1"><text:span text:style-name="T2">position</text:span>: <text:span text:style-name="T5">relative</text:span>;</text:p>
      <text:p text:style-name="P1"><text:span text:style-name="T2">left</text:span>: <text:span text:style-name="T3">-550px</text:span>;</text:p>
      <text:p text:style-name="P1"><text:span text:style-name="T2">top</text:span>:<text:span text:style-name="T3">-100px</text:span>;</text:p>
      <text:p text:style-name="P1"><text:span text:style-name="T2">font-weight</text:span>:<text:span text:style-name="T5">bold</text:span>;</text:p>
      <text:p text:style-name="P1">}</text:p>
      <text:p text:style-name="P1"><text:span text:style-name="T4">.icon</text:span>{</text:p>
      <text:p text:style-name="P1"><text:span text:style-name="T2">left</text:span>:<text:span text:style-name="T3">20px</text:span>;</text:p>
      <text:p text:style-name="P1"><text:soft-page-break/><text:span text:style-name="T2">top</text:span>:<text:span text:style-name="T3">10px</text:span></text:p>
      <text:p text:style-name="P1">}</text:p>
      <text:p text:style-name="P3"/>
      <text:p text:style-name="P1"><text:span text:style-name="T4">.footer2</text:span>{</text:p>
      <text:p text:style-name="P1"><text:span text:style-name="T2">margin-top</text:span>: <text:span text:style-name="T3">-100px</text:span>;</text:p>
      <text:p text:style-name="P1"><text:span text:style-name="T2">background-color</text:span>: <text:span text:style-name="T5">black</text:span>;</text:p>
      <text:p text:style-name="P1"><text:span text:style-name="T2">height</text:span>:<text:span text:style-name="T3">15vh</text:span>;</text:p>
      <text:p text:style-name="P1"><text:span text:style-name="T2">margin-top</text:span>:<text:span text:style-name="T3">-1px</text:span>;</text:p>
      <text:p text:style-name="P1">}</text:p>
      <text:p text:style-name="P1"><text:span text:style-name="T4">.copyright</text:span>{</text:p>
      <text:p text:style-name="P1"><text:span text:style-name="T2">font-size</text:span>:<text:span text:style-name="T3">3vh</text:span>;</text:p>
      <text:p text:style-name="P1"><text:span text:style-name="T2">margin-left</text:span>:<text:span text:style-name="T3">-1%</text:span>;</text:p>
      <text:p text:style-name="P1">}</text:p>
      <text:p text:style-name="P1">}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6:56:32.732914323</meta:creation-date>
    <dc:date>2022-04-11T16:56:46.864712311</dc:date>
    <meta:editing-duration>PT14S</meta:editing-duration>
    <meta:editing-cycles>1</meta:editing-cycles>
    <meta:document-statistic meta:table-count="0" meta:image-count="0" meta:object-count="0" meta:page-count="4" meta:paragraph-count="157" meta:word-count="237" meta:character-count="1833" meta:non-whitespace-character-count="1753"/>
    <meta:generator>LibreOffice/6.4.7.2$Linux_X86_64 LibreOffice_project/40$Build-2</meta:generator>
  </office:meta>
</office:document-meta>
</file>